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Verdana, Helvetica, sans-serif"/>
    <style:font-face style:name="Arial1" svg:font-family="Arial, Verdana, 'Trebuchet MS', Helvetica, sans-serif"/>
    <style:font-face style:name="OpenSymbol" svg:font-family="Open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1" style:family="table">
      <style:table-properties style:width="17.013cm" fo:margin-left="0cm" table:align="left" style:shadow="none"/>
    </style:style>
    <style:style style:name="Tabel1.A" style:family="table-column">
      <style:table-column-properties style:column-width="2.117cm"/>
    </style:style>
    <style:style style:name="Tabel1.B" style:family="table-column">
      <style:table-column-properties style:column-width="2.487cm"/>
    </style:style>
    <style:style style:name="Tabel1.C" style:family="table-column">
      <style:table-column-properties style:column-width="12.409cm"/>
    </style:style>
    <style:style style:name="Tabel1.A1" style:family="table-cell">
      <style:table-cell-properties style:vertical-align="middle" fo:padding="0.049cm" fo:border-left="0.05pt solid #000000" fo:border-right="none" fo:border-top="0.05pt solid #000000" fo:border-bottom="0.05pt solid #000000"/>
    </style:style>
    <style:style style:name="Tabel1.C1" style:family="table-cell">
      <style:table-cell-properties style:vertical-align="middle" fo:padding="0.049cm" fo:border="0.05pt solid #000000"/>
    </style:style>
    <style:style style:name="Tabel1.A2" style:family="table-cell">
      <style:table-cell-properties style:vertical-align="middle" fo:padding="0.049cm" fo:border-left="0.05pt solid #000000" fo:border-right="none" fo:border-top="none" fo:border-bottom="0.05pt solid #000000"/>
    </style:style>
    <style:style style:name="Tabel1.C2" style:family="table-cell">
      <style:table-cell-properties style:vertical-align="middle" fo:padding="0.049cm" fo:border-left="0.05pt solid #000000" fo:border-right="0.05pt solid #000000" fo:border-top="none" fo:border-bottom="0.05pt solid #000000"/>
    </style:style>
    <style:style style:name="Tabel2" style:family="table">
      <style:table-properties style:width="17.013cm" fo:margin-left="0cm" table:align="left" style:shadow="none"/>
    </style:style>
    <style:style style:name="Tabel2.A" style:family="table-column">
      <style:table-column-properties style:column-width="1.72cm"/>
    </style:style>
    <style:style style:name="Tabel2.B" style:family="table-column">
      <style:table-column-properties style:column-width="2.752cm"/>
    </style:style>
    <style:style style:name="Tabel2.C" style:family="table-column">
      <style:table-column-properties style:column-width="12.541cm"/>
    </style:style>
    <style:style style:name="Tabel2.A1" style:family="table-cell">
      <style:table-cell-properties style:vertical-align="middle" fo:padding="0.199cm" fo:border-left="0.05pt solid #000000" fo:border-right="none" fo:border-top="0.05pt solid #000000" fo:border-bottom="0.05pt solid #000000"/>
    </style:style>
    <style:style style:name="Tabel2.C1" style:family="table-cell">
      <style:table-cell-properties style:vertical-align="middle" fo:padding="0.199cm" fo:border="0.05pt solid #000000"/>
    </style:style>
    <style:style style:name="Tabel2.A2" style:family="table-cell">
      <style:table-cell-properties style:vertical-align="middle" fo:padding="0.199cm" fo:border-left="0.05pt solid #000000" fo:border-right="none" fo:border-top="none" fo:border-bottom="0.05pt solid #000000"/>
    </style:style>
    <style:style style:name="Tabel2.C2" style:family="table-cell">
      <style:table-cell-properties style:vertical-align="middle" fo:padding="0.199cm" fo:border-left="0.05pt solid #000000" fo:border-right="0.05pt solid #000000" fo:border-top="none" fo:border-bottom="0.05pt solid #000000"/>
    </style:style>
    <style:style style:name="P1" style:family="paragraph" style:parent-style-name="Standard" style:list-style-name="L6"/>
    <style:style style:name="P2" style:family="paragraph" style:parent-style-name="Text_20_body" style:list-style-name="L2">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3" style:family="paragraph" style:parent-style-name="Text_20_body" style:list-style-name="L3">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4" style:family="paragraph" style:parent-style-name="Text_20_body" style:list-style-name="L4">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5" style:family="paragraph" style:parent-style-name="Text_20_body" style:list-style-name="L5">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fo:line-height="150%" fo:text-align="start"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style:line-height-at-least="0.476cm" fo:text-align="start" style:justify-single-word="false" fo:text-indent="0cm" style:auto-text-indent="false" fo:padding="0cm" fo:border="none"/>
    </style:style>
    <style:style style:name="P8" style:family="paragraph" style:parent-style-name="Text_20_body">
      <style:paragraph-properties fo:margin-left="0cm" fo:margin-right="0cm" style:line-height-at-least="0.476cm" fo:text-align="justify"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9" style:family="paragraph" style:parent-style-name="Text_20_body">
      <style:paragraph-properties fo:margin-left="0cm" fo:margin-right="0cm" style:line-height-at-least="0.476cm" fo:text-align="start" style:justify-single-word="false" fo:text-indent="0cm" style:auto-text-indent="false" fo:padding="0cm" fo:border="none"/>
      <style:text-properties fo:font-variant="normal" fo:text-transform="none" fo:color="#444455" style:font-name="Arial1" fo:font-size="12pt" fo:letter-spacing="normal" fo:font-style="normal" fo:font-weight="normal" style:font-size-asian="12pt" style:font-size-complex="12pt"/>
    </style:style>
    <style:style style:name="P10" style:family="paragraph" style:parent-style-name="Text_20_body">
      <style:paragraph-properties fo:margin-left="0cm" fo:margin-right="0cm" style:line-height-at-least="0.476cm" fo:text-align="justify" style:justify-single-word="false" fo:text-indent="0cm" style:auto-text-indent="false" fo:padding="0cm" fo:border="none"/>
      <style:text-properties fo:font-variant="normal" fo:text-transform="none" fo:color="#444455" fo:letter-spacing="normal"/>
    </style:style>
    <style:style style:name="P11" style:family="paragraph" style:parent-style-name="Text_20_body">
      <style:paragraph-properties fo:margin-left="0cm" fo:margin-right="0cm" style:line-height-at-least="0.476cm" fo:text-align="justify" style:justify-single-word="false" fo:text-indent="0cm" style:auto-text-indent="false" fo:padding="0cm" fo:border="none"/>
      <style:text-properties fo:font-variant="normal" fo:text-transform="none" fo:color="#444455" fo:font-size="12pt" fo:letter-spacing="normal" style:font-size-asian="12pt" style:font-size-complex="12pt"/>
    </style:style>
    <style:style style:name="P12" style:family="paragraph" style:parent-style-name="Text_20_body">
      <style:paragraph-properties fo:margin-left="0cm" fo:margin-right="0cm" style:line-height-at-least="0.476cm" fo:text-align="start" style:justify-single-word="false" fo:text-indent="0cm" style:auto-text-indent="false" fo:padding="0cm" fo:border="none"/>
      <style:text-properties fo:font-variant="normal" fo:text-transform="none" fo:color="#444455" fo:font-size="12pt" fo:letter-spacing="normal" style:font-size-asian="12pt" style:font-size-complex="12pt"/>
    </style:style>
    <style:style style:name="P13" style:family="paragraph" style:parent-style-name="Text_20_body">
      <style:paragraph-properties fo:margin-left="0cm" fo:margin-right="0cm" fo:margin-top="0.079cm" fo:margin-bottom="0.265cm" fo:text-align="start" style:justify-single-word="false" fo:text-indent="0cm" style:auto-text-indent="false" fo:break-before="page" fo:padding="0cm" fo:border="none"/>
      <style:text-properties fo:font-variant="normal" fo:text-transform="none" fo:color="#444455" fo:font-size="12pt" fo:letter-spacing="normal" style:font-size-asian="12pt" style:font-size-complex="12pt"/>
    </style:style>
    <style:style style:name="P14" style:family="paragraph" style:parent-style-name="Heading_20_2">
      <style:paragraph-properties fo:margin-left="0cm" fo:margin-right="0cm" style:line-height-at-least="0.476cm" fo:text-align="start" style:justify-single-word="false" fo:text-indent="0cm" style:auto-text-indent="false" fo:padding="0cm" fo:border="none"/>
      <style:text-properties fo:font-variant="normal" fo:text-transform="none" fo:color="#222233" style:font-name="Arial" fo:font-size="12pt" fo:letter-spacing="normal" fo:font-style="normal" fo:font-weight="bold" style:font-size-asian="12pt" style:font-size-complex="12pt"/>
    </style:style>
    <style:style style:name="P15" style:family="paragraph" style:parent-style-name="List_20_Contents">
      <style:paragraph-properties fo:margin-left="0cm" fo:margin-right="0cm" fo:margin-top="0cm" fo:margin-bottom="0cm" fo:text-align="start" style:justify-single-word="false" fo:text-indent="0cm" style:auto-text-indent="false" fo:padding="0cm" fo:border="none"/>
    </style:style>
    <style:style style:name="P16" style:family="paragraph" style:parent-style-name="Heading_20_1">
      <style:paragraph-properties fo:margin-left="0cm" fo:margin-right="0cm" fo:margin-top="0.079cm" fo:margin-bottom="0.265cm" fo:text-align="start" style:justify-single-word="false" fo:text-indent="0cm" style:auto-text-indent="false" fo:padding="0cm" fo:border="none"/>
      <style:text-properties fo:font-variant="normal" fo:text-transform="none" fo:color="#222233" style:font-name="Times New Roman" fo:letter-spacing="0.053cm" fo:font-style="normal" fo:font-weight="normal"/>
    </style:style>
    <style:style style:name="P17" style:family="paragraph" style:parent-style-name="Heading_20_1">
      <style:paragraph-properties fo:margin-left="0cm" fo:margin-right="0cm" fo:margin-top="0.079cm" fo:margin-bottom="0.265cm" fo:text-align="start" style:justify-single-word="false" fo:text-indent="0cm" style:auto-text-indent="false" fo:padding="0cm" fo:border="none"/>
      <style:text-properties fo:font-variant="normal" fo:text-transform="none" fo:color="#444455" fo:font-size="12pt" fo:letter-spacing="normal" style:font-size-asian="12pt" style:font-size-complex="12pt"/>
    </style:style>
    <style:style style:name="P18" style:family="paragraph" style:parent-style-name="Table_20_Contents">
      <style:paragraph-properties fo:margin-left="0cm" fo:margin-right="0cm" fo:margin-top="0cm" fo:margin-bottom="0cm" fo:text-align="justify" style:justify-single-word="false" fo:text-indent="0cm" style:auto-text-indent="false" fo:padding="0cm" fo:border="none"/>
    </style:style>
    <style:style style:name="P19" style:family="paragraph" style:parent-style-name="Table_20_Contents">
      <style:paragraph-properties fo:margin-left="0cm" fo:margin-right="0cm" fo:margin-top="0cm" fo:margin-bottom="0cm" fo:text-align="justify" style:justify-single-word="false" fo:text-indent="0cm" style:auto-text-indent="false" fo:padding="0cm" fo:border="none"/>
      <style:text-properties fo:font-size="12pt" style:font-size-asian="12pt" style:font-size-complex="12pt"/>
    </style:style>
    <style:style style:name="T1" style:family="text">
      <style:text-properties fo:font-variant="normal" fo:text-transform="none" fo:color="#222233" style:text-line-through-style="none" style:font-name="Arial" fo:font-size="11.25pt" fo:letter-spacing="normal" fo:font-style="normal" style:text-underline-style="none" fo:font-weight="bold" style:text-blinking="false"/>
    </style:style>
    <style:style style:name="T2" style:family="text">
      <style:text-properties fo:font-variant="normal" fo:text-transform="none" fo:color="#888899" style:font-name="Arial1" fo:font-size="8.25pt" fo:letter-spacing="normal" fo:font-style="normal" fo:font-weight="normal"/>
    </style:style>
    <style:style style:name="T3" style:family="text">
      <style:text-properties fo:font-variant="normal" fo:text-transform="none" fo:color="#bb0000" style:text-line-through-style="none" style:font-name="Arial1" fo:font-size="8.25pt" fo:letter-spacing="normal" fo:font-style="normal" style:text-underline-style="none" fo:font-weight="normal" style:text-blinking="false"/>
    </style:style>
    <style:style style:name="T4" style:family="text">
      <style:text-properties fo:font-variant="normal" fo:text-transform="none" fo:color="#444455" style:font-name="Arial1" fo:font-size="9pt" fo:letter-spacing="normal" fo:font-style="normal" fo:font-weight="normal"/>
    </style:style>
    <style:style style:name="T5" style:family="text">
      <style:text-properties fo:font-variant="normal" fo:text-transform="none" fo:color="#444455" style:font-name="Arial1" fo:letter-spacing="normal" fo:font-style="normal" fo:font-weight="normal"/>
    </style:style>
    <style:style style:name="T6" style:family="text">
      <style:text-properties fo:font-variant="normal" fo:text-transform="none" fo:color="#444455" style:font-name="Arial1" fo:font-size="12pt" fo:letter-spacing="normal" fo:font-style="normal" fo:font-weight="normal" style:font-size-asian="12pt" style:font-size-complex="12pt"/>
    </style:style>
    <style:style style:name="T7" style:family="text">
      <style:text-properties fo:color="#bb0000" style:text-line-through-style="none" style:text-underline-style="none" style:text-blinking="false"/>
    </style:style>
    <style:style style:name="T8" style:family="text">
      <style:text-properties fo:color="#bb0000" style:text-line-through-style="none" fo:font-size="9pt" style:text-underline-style="none" style:text-blinking="false"/>
    </style:style>
    <style:style style:name="T9" style:family="text">
      <style:text-properties fo:color="#bb0000" style:text-line-through-style="none" fo:font-size="12pt" style:text-underline-style="none" style:text-blinking="false" style:font-size-asian="12pt" style:font-size-complex="12pt"/>
    </style:style>
    <style:style style:name="T10" style:family="text">
      <style:text-properties fo:font-size="8.25pt"/>
    </style:style>
    <style:style style:name="T11" style:family="text">
      <style:text-properties fo:font-size="9pt"/>
    </style:style>
    <style:style style:name="T12" style:family="text">
      <style:text-properties fo:font-size="9pt" style:font-size-asian="9pt" style:font-size-complex="9pt"/>
    </style:style>
    <style:style style:name="T13" style:family="text">
      <style:text-properties fo:color="#444455"/>
    </style:style>
    <style:style style:name="T14"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openmicros.org/index.php/articles/88-ciseco-product-documentation/260-srf-configuration"><text:span text:style-name="T1">Ciseco Radio Unit Configuration Guide</text:span></text:a></text:h>
      <text:p text:style-name="P15"><text:span text:style-name="T2">Last Updated on Sunday, 13 October 2013 11:41</text:span></text:p>
      <text:h text:style-name="P16" text:outline-level="1">CONFIGURING CISECO RADIO UNITS</text:h>
      <text:p text:style-name="P9">This configuration guide applies to all Ciseco radio units: SRF, XRF and related and derived products.</text:p>
      <text:p text:style-name="P7"><text:span text:style-name="Strong_20_Emphasis"><text:span text:style-name="T6">Please note</text:span></text:span><text:span text:style-name="T6">: our radio units come ready configured and work out-of-the-box. Only make changes if you know what you are doing!</text:span></text:p>
      <text:p text:style-name="P12"> </text:p>
      <text:p text:style-name="P9">Ciseco radio units have three configuration stores, that each play a different role:</text:p>
      <text:list xml:id="list2097539774" text:style-name="L2">
        <text:list-item>
          <text:p text:style-name="P2">Factory Configuration can only be changed by re-programming by the manufacturer.</text:p>
        </text:list-item>
        <text:list-item>
          <text:p text:style-name="P2">Config Flash Memory holds the configuration settings that are adopted at power up.</text:p>
        </text:list-item>
        <text:list-item>
          <text:p text:style-name="P2">Config Settings holds the settings that are in force during current operational mode.</text:p>
        </text:list-item>
      </text:list>
      <text:p text:style-name="P11"><draw:frame draw:style-name="fr1" draw:name="pilt3" text:anchor-type="as-char" svg:width="18.521cm" svg:height="6.72cm" draw:z-index="0"><draw:image xlink:href="http://openmicros.org/images/SRF/srf-config-states.jpg" xlink:type="simple" xlink:show="embed" xlink:actuate="onLoad"/></draw:frame></text:p>
      <text:p text:style-name="P11"> </text:p>
      <text:p text:style-name="P6">The diagram shows the three configuration stores with arrows showing how the contents of one store can be replaced by another. When the Ciseco radio unit ships Config Flash Memory is identical to Factory Configuration. When the RF unit powers up, the settings from Config Flash Memory are transferred to Config Settings.</text:p>
      <text:p text:style-name="P9">All radio units have a Command Mode that allows Config Settings to be queried and modified. All changes are made to Config settings only and will be lost after the next power cycle. To make changes permanent across power cycles, the command ATWR must be issued. This will copy the content of Config Settings to Config Flash Memory so they will be loaded upon the next power up. Note that Config Flash Memory has a flash write cycle limit of 8000 over its life time.</text:p>
      <text:p text:style-name="P9">Some of the changes to Config Settings (e.g. baud rate) affect communications with the device. Such changes will only take effect after an explicit commit command (ATAC).</text:p>
      <text:h text:style-name="P14" text:outline-level="2">Entering and exiting Command Mode</text:h>
      <text:p text:style-name="P9">You can enter Command Mode from Operational Mode by</text:p>
      <text:list xml:id="list99568328" text:style-name="L3">
        <text:list-item>
          <text:p text:style-name="P3">Waiting at least one second since the last character was sent</text:p>
        </text:list-item>
        <text:list-item>
          <text:p text:style-name="P3">Sending a string of exactly three Guard Characters and nothing else. The default Guard <text:soft-page-break/>Character is +, so you would send  +++ to a device with factory settings.</text:p>
        </text:list-item>
        <text:list-item>
          <text:p text:style-name="P3">Awaiting the response from the radio unit: OK</text:p>
        </text:list-item>
      </text:list>
      <text:p text:style-name="P6">You can exit Command Mode by</text:p>
      <text:list xml:id="list1782574049" text:style-name="L4">
        <text:list-item>
          <text:p text:style-name="P4">Issuing the ATDN command (AT Done)</text:p>
        </text:list-item>
        <text:list-item>
          <text:p text:style-name="P4">Not sending any characters for a period of 5 seconds, after which the radio unit will exit Command Mode.</text:p>
        </text:list-item>
      </text:list>
      <text:h text:style-name="P14" text:outline-level="2">Reset to factory default</text:h>
      <text:p text:style-name="P9">At times it may be useful to place a device in its default settings for testing or for recovery when an unknown configuration issue is encountered. There are two ways to get back to Factory default settings, without removing the settings in Config Flash Memory:</text:p>
      <text:list xml:id="list2163887880" text:style-name="L5">
        <text:list-item>
          <text:p text:style-name="P5">By shorting pins 12 and 13 during power up, the SRF will power up and copy Factory Configuration to Config Settings before entering Operational Mode.</text:p>
        </text:list-item>
        <text:list-item>
          <text:p text:style-name="P5">When in Command Mode, issuing the ATRE command will load the content of Factory Configuration to Config Settings.</text:p>
        </text:list-item>
      </text:list>
      <text:p text:style-name="P6">If you wish to retain Factory default configuration then you need to use the ATWR command to apply these settings to Config Flash Memory, otherwise at next power up the previously saved configuration will be used.</text:p>
      <text:h text:style-name="P14" text:outline-level="2">AT Commands</text:h>
      <text:p text:style-name="P8">The table below sets out the commands available in AT mode.</text:p>
      <text:p text:style-name="P8">AT Commands are followed by a &lt;CR&gt;</text:p>
      <text:p text:style-name="P11"/>
      <table:table table:name="Tabel1" table:style-name="Tabel1">
        <table:table-column table:style-name="Tabel1.A"/>
        <table:table-column table:style-name="Tabel1.B"/>
        <table:table-column table:style-name="Tabel1.C"/>
        <table:table-row>
          <table:table-cell table:style-name="Tabel1.A1" office:value-type="string">
            <text:p text:style-name="P18"><text:span text:style-name="Strong_20_Emphasis"><text:span text:style-name="T14">Command</text:span></text:span></text:p>
          </table:table-cell>
          <table:table-cell table:style-name="Tabel1.A1" office:value-type="string">
            <text:p text:style-name="P18"><text:span text:style-name="Strong_20_Emphasis"><text:span text:style-name="T14">Description</text:span></text:span></text:p>
          </table:table-cell>
          <table:table-cell table:style-name="Tabel1.C1" office:value-type="string">
            <text:p text:style-name="P18"><text:span text:style-name="Strong_20_Emphasis"><text:span text:style-name="T14">Notes</text:span></text:span></text:p>
          </table:table-cell>
        </table:table-row>
        <table:table-row>
          <table:table-cell table:style-name="Tabel1.A2" office:value-type="string">
            <text:p text:style-name="Standard">AT</text:p>
          </table:table-cell>
          <table:table-cell table:style-name="Tabel1.A2" office:value-type="string">
            <text:p text:style-name="Standard">Null command</text:p>
          </table:table-cell>
          <table:table-cell table:style-name="Tabel1.C2" office:value-type="string">
            <text:p text:style-name="Standard">Does nothing. Can be used to keep the SRF from leaving Command Mode.</text:p>
          </table:table-cell>
        </table:table-row>
        <table:table-row>
          <table:table-cell table:style-name="Tabel1.A2" office:value-type="string">
            <text:p text:style-name="Standard">ATAC</text:p>
          </table:table-cell>
          <table:table-cell table:style-name="Tabel1.A2" office:value-type="string">
            <text:p text:style-name="Standard">Apply Changes</text:p>
          </table:table-cell>
          <table:table-cell table:style-name="Tabel1.C2" office:value-type="string">
            <text:p text:style-name="Standard">Returns OK and then applies changes to baud rate, flow control, radio data rate and radio freq. where supported.</text:p>
            <text:p text:style-name="Standard">NOTE: If you have changed the baud rate then after the OK message you will need to change the baud rate at the other end.</text:p>
          </table:table-cell>
        </table:table-row>
        <table:table-row>
          <table:table-cell table:style-name="Tabel1.A2" office:value-type="string">
            <text:p text:style-name="Standard">ATBD</text:p>
          </table:table-cell>
          <table:table-cell table:style-name="Tabel1.A2" office:value-type="string">
            <text:p text:style-name="Standard">Baud rate</text:p>
          </table:table-cell>
          <table:table-cell table:style-name="Tabel1.C2" office:value-type="string">
            <text:p text:style-name="Standard">Requests / sets the Baud rate on the Serial data input. N</text:p>
            <text:p text:style-name="Standard">Not changed until applied (ATAC).</text:p>
            <text:p text:style-name="Standard">This command takes a hexadecimal parameter, as follows:</text:p>
            <text:p text:style-name="Standard">Baud rate     Parameter</text:p>
            <text:p text:style-name="Standard"> 1200           4B0</text:p>
            <text:p text:style-name="Standard">2400            960</text:p>
            <text:p text:style-name="Standard">4800            12C0</text:p>
            <text:p text:style-name="Standard">9600            2580      (Factory default)</text:p>
            <text:p text:style-name="Standard">31250          7A12       (MIDI)</text:p>
            <text:p text:style-name="Standard">38400          9600</text:p>
            <text:p text:style-name="Standard">57600          E100</text:p>
            <text:p text:style-name="Standard">115200        1C200</text:p>
          </table:table-cell>
        </table:table-row>
        <table:table-row>
          <table:table-cell table:style-name="Tabel1.A2" office:value-type="string">
            <text:p text:style-name="Standard">ATCC</text:p>
          </table:table-cell>
          <table:table-cell table:style-name="Tabel1.A2" office:value-type="string">
            <text:p text:style-name="Standard">Guard character</text:p>
          </table:table-cell>
          <table:table-cell table:style-name="Tabel1.C2" office:value-type="string">
            <text:p text:style-name="Standard">Change command mode guard character. Default is ‘+’</text:p>
          </table:table-cell>
        </table:table-row>
        <table:table-row>
          <table:table-cell table:style-name="Tabel1.A2" office:value-type="string">
            <text:p text:style-name="Standard">ATDN</text:p>
          </table:table-cell>
          <table:table-cell table:style-name="Tabel1.A2" office:value-type="string">
            <text:p text:style-name="Standard">Done</text:p>
          </table:table-cell>
          <table:table-cell table:style-name="Tabel1.C2" office:value-type="string">
            <text:p text:style-name="Standard">Exit AT command mode</text:p>
          </table:table-cell>
        </table:table-row>
        <table:table-row>
          <table:table-cell table:style-name="Tabel1.A2" office:value-type="string">
            <text:p text:style-name="Standard"/>
          </table:table-cell>
          <table:table-cell table:style-name="Tabel1.A2" office:value-type="string">
            <text:p text:style-name="Standard"/>
          </table:table-cell>
          <table:table-cell table:style-name="Tabel1.C2" office:value-type="string">
            <text:p text:style-name="Standard"/>
          </table:table-cell>
        </table:table-row>
        <text:soft-page-break/>
        <table:table-row>
          <table:table-cell table:style-name="Tabel1.A2" office:value-type="string">
            <text:p text:style-name="Standard">ATEA</text:p>
          </table:table-cell>
          <table:table-cell table:style-name="Tabel1.A2" office:value-type="string">
            <text:p text:style-name="Standard">Encryption key - ASCII</text:p>
          </table:table-cell>
          <table:table-cell table:style-name="Tabel1.C2" office:value-type="string">
            <text:p text:style-name="Standard">Requests / sets the encryption key using a word or phrase of up to 16 ASCII characters, e.g. ATEA MyHouseName.</text:p>
            <text:p text:style-name="Standard">The text you enter will be encrypted using an internal key into a 128 bit encryption key. Entering the command without data will return the current encryption key decrypted with the internal key.</text:p>
            <text:p text:style-name="Standard">The encryption key should be the same for all connected SRFs</text:p>
          </table:table-cell>
        </table:table-row>
        <table:table-row>
          <table:table-cell table:style-name="Tabel1.A2" office:value-type="string">
            <text:p text:style-name="Standard">ATEE</text:p>
          </table:table-cell>
          <table:table-cell table:style-name="Tabel1.A2" office:value-type="string">
            <text:p text:style-name="Standard">Enable encryption</text:p>
          </table:table-cell>
          <table:table-cell table:style-name="Tabel1.C2" office:value-type="string">
            <text:p text:style-name="Standard">Requests / sets encryption on or off:</text:p>
            <text:p text:style-name="Standard">0 – no encryption (Factory Default)</text:p>
            <text:p text:style-name="Standard">1 – enable encryption</text:p>
            <text:p text:style-name="Standard">Not changed until explicitly applied (ATAC)</text:p>
          </table:table-cell>
        </table:table-row>
        <table:table-row>
          <table:table-cell table:style-name="Tabel1.A2" office:value-type="string">
            <text:p text:style-name="Standard">ATEK</text:p>
          </table:table-cell>
          <table:table-cell table:style-name="Tabel1.A2" office:value-type="string">
            <text:p text:style-name="Standard">Encryption key - Hexadecimal</text:p>
          </table:table-cell>
          <table:table-cell table:style-name="Tabel1.C2" office:value-type="string">
            <text:p text:style-name="Standard">Requests / sets the encryption key using a hexadecimal string of 32 characters, e.g.<text:line-break/>ATEK 8BAD3E4F5C2B9A34325G2G1ABDF5A2362D</text:p>
            <text:p text:style-name="Standard">Note that the key has to have exactly 32 hex characters or an error will be returned.</text:p>
            <text:p text:style-name="Standard">The encryption key should be the same for all connected SRFs</text:p>
          </table:table-cell>
        </table:table-row>
        <table:table-row>
          <table:table-cell table:style-name="Tabel1.A2" office:value-type="string">
            <text:p text:style-name="Standard">ATFC</text:p>
          </table:table-cell>
          <table:table-cell table:style-name="Tabel1.A2" office:value-type="string">
            <text:p text:style-name="Standard">Flow control</text:p>
          </table:table-cell>
          <table:table-cell table:style-name="Tabel1.C2" office:value-type="string">
            <text:p text:style-name="Standard">Requests / sets the serial output flow control:</text:p>
            <text:p text:style-name="Standard">0 – no flow control (Factory Default)</text:p>
            <text:p text:style-name="Standard">1 – enable CTS (XRF Pin 4) to regulate flow of data from the XRF to the serial port</text:p>
            <text:p text:style-name="Standard">2 - enable RTS (XRF Pin 12) to regulate flow of data from the serial port to the XRF</text:p>
            <text:p text:style-name="Standard">3 - enable both CTS + RTS</text:p>
            <text:p text:style-name="Standard">No data will be output from the serial port whilst CTS is held high.  Holding CTS low or leaving it floating will enable serial output as the pin is pulled low internally.</text:p>
            <text:p text:style-name="Standard">Not changed until explicitly applied (ATAC)</text:p>
            <text:p text:style-name="Standard">Note: There are conflicting standards here. To avoid confusion this is what we mean here by RTS and CTS:</text:p>
            <text:list xml:id="list1020211913" text:style-name="L6">
              <text:list-item>
                <text:p text:style-name="P1">CTS is an input to the XRF when high the XRF will not send characters to the serial port, when low the serial port output is enabled as normal.</text:p>
              </text:list-item>
              <text:list-item>
                <text:p text:style-name="P1">RTS is an output from the XRF to allow an attached processor to control the flow of characters into the XRF serial port. When high the serial input buffer is getting full and the attached processor should stop sending data, when low the serial buffer has enough space and sending data can be resumed.</text:p>
              </text:list-item>
            </text:list>
          </table:table-cell>
        </table:table-row>
        <table:table-row>
          <table:table-cell table:style-name="Tabel1.A2" office:value-type="string">
            <text:p text:style-name="Standard">ATFH</text:p>
          </table:table-cell>
          <table:table-cell table:style-name="Tabel1.A2" office:value-type="string">
            <text:p text:style-name="Standard">High threshold value</text:p>
          </table:table-cell>
          <table:table-cell table:style-name="Tabel1.C2" office:value-type="string">
            <text:p text:style-name="Standard">RTS (XRF pin 12) is set HIGH when there is less than this number of free bytes in the input buffer. Default ATFH 18 (24 decimal)</text:p>
          </table:table-cell>
        </table:table-row>
        <table:table-row>
          <table:table-cell table:style-name="Tabel1.A2" office:value-type="string">
            <text:p text:style-name="Standard">ATFL</text:p>
          </table:table-cell>
          <table:table-cell table:style-name="Tabel1.A2" office:value-type="string">
            <text:p text:style-name="Standard">Low threshold value</text:p>
          </table:table-cell>
          <table:table-cell table:style-name="Tabel1.C2" office:value-type="string">
            <text:p text:style-name="Standard">RTS (XRF pin 12) is set LOW when there is at least this number of free bytes in the input buffer. Default ATFL 30 (48 decimal)</text:p>
          </table:table-cell>
        </table:table-row>
        <table:table-row>
          <table:table-cell table:style-name="Tabel1.A2" office:value-type="string">
            <text:p text:style-name="Standard">ATID</text:p>
          </table:table-cell>
          <table:table-cell table:style-name="Tabel1.A2" office:value-type="string">
            <text:p text:style-name="Standard">PAN ID</text:p>
          </table:table-cell>
          <table:table-cell table:style-name="Tabel1.C2" office:value-type="string">
            <text:p text:style-name="Standard">Requests / sets the PAN ID using four hexadecimal characters in the range 0000 – EFFF. Values between F000 – FFFF are reserved.</text:p>
            <text:p text:style-name="Standard">The factory Default is 5AA5.</text:p>
          </table:table-cell>
        </table:table-row>
        <table:table-row>
          <table:table-cell table:style-name="Tabel1.A2" office:value-type="string">
            <text:p text:style-name="Standard">ATI2</text:p>
          </table:table-cell>
          <table:table-cell table:style-name="Tabel1.A2" office:value-type="string">
            <text:p text:style-name="Standard">PAN ID for repeater</text:p>
          </table:table-cell>
          <table:table-cell table:style-name="Tabel1.C2" office:value-type="string">
            <text:p text:style-name="Standard">Requests / sets the PAN ID when the SRF is in repeater mode. Allowable values are in the range from 0000 - EFFF</text:p>
          </table:table-cell>
        </table:table-row>
        <table:table-row>
          <table:table-cell table:style-name="Tabel1.A2" office:value-type="string">
            <text:p text:style-name="Standard">ATLI</text:p>
          </table:table-cell>
          <table:table-cell table:style-name="Tabel1.A2" office:value-type="string">
            <text:p text:style-name="Standard">LED indicator mode</text:p>
          </table:table-cell>
          <table:table-cell table:style-name="Tabel1.C2" office:value-type="string">
            <text:p text:style-name="Standard">Requests / sets the heartbeat:</text:p>
            <text:p text:style-name="Standard">H – flash once a second</text:p>
            <text:p text:style-name="Standard">R - RSSI mode (PWM between 10-100% indicating RSSI level, clears <text:soft-page-break/>to 0 after 5 seconds if no RX)</text:p>
            <text:p text:style-name="Standard">O - OFF mode (pin is taken to ground)</text:p>
          </table:table-cell>
        </table:table-row>
        <table:table-row>
          <table:table-cell table:style-name="Tabel1.A2" office:value-type="string">
            <text:p text:style-name="Standard">ATMY</text:p>
          </table:table-cell>
          <table:table-cell table:style-name="Tabel1.A2" office:value-type="string">
            <text:p text:style-name="Standard">Set node ID</text:p>
          </table:table-cell>
          <table:table-cell table:style-name="Tabel1.C2" office:value-type="string">
            <text:p text:style-name="Standard">Requests / sets the node ID for remote programming, using 2 characters. The Factory default is --</text:p>
          </table:table-cell>
        </table:table-row>
        <table:table-row>
          <table:table-cell table:style-name="Tabel1.A2"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el1.A2" office:value-type="string">
            <text:p text:style-name="Standard"/>
          </table:table-cell>
          <table:table-cell table:style-name="Tabel1.C2" office:value-type="string">
            <text:p text:style-name="Standard"/>
          </table:table-cell>
        </table:table-row>
        <table:table-row>
          <table:table-cell table:style-name="Tabel1.A2" office:value-type="string">
            <text:p text:style-name="Standard">ATNT</text:p>
          </table:table-cell>
          <table:table-cell table:style-name="Tabel1.A2" office:value-type="string">
            <text:p text:style-name="Standard">Node Type</text:p>
          </table:table-cell>
          <table:table-cell table:style-name="Tabel1.C2" office:value-type="string">
            <text:p text:style-name="Standard">Requests / sets the node type:</text:p>
            <text:p text:style-name="Standard">0 – Serial pass through mode (Factory Default)</text:p>
            <text:p text:style-name="Standard">Any data received from the Serial line will be broadcast on PANID.</text:p>
            <text:p text:style-name="Standard">Any data received on PANID or PANID2 will be sent to the Serial line.</text:p>
            <text:p text:style-name="Standard">1 – reserved</text:p>
            <text:p text:style-name="Standard">2 – Repeater mode</text:p>
            <text:p text:style-name="Standard">Any data received on PANID will be rebroadcast on PANID2.</text:p>
            <text:p text:style-name="Standard">Any data received on PANID2 will be rebroadcast on PANID.</text:p>
            <text:p text:style-name="Standard">Any data received from the serial line apart from AT commands and reprogramming will be ignored.</text:p>
            <text:p text:style-name="Standard">3 – RSSI - Test mode master:  will transmit “aMMRSSI-----“ once a second, anytime a packet is received will copy packet to serial and then send to serial “aMMRSSIM-nnn” indicatiing received RSSI</text:p>
            <text:p text:style-name="Standard"><text:span text:style-name="T14">4 – RSSI - Test mode slave: any time a packet is received will transmit a packet “aSSRSSIS-nnn” indicating received RSSI, Will not output to serial unless in AT mode. For more details see:</text:span><text:a xlink:type="simple" xlink:href="http://openmicros.org/index.php/articles/84-xrf-basics/146-rssimode"><text:span text:style-name="T9">http://openmicros.org/index.php/articles/84-xrf-basics/146-rssimode</text:span></text:a></text:p>
          </table:table-cell>
        </table:table-row>
        <table:table-row>
          <table:table-cell table:style-name="Tabel1.A2" office:value-type="string">
            <text:p text:style-name="Standard">ATPC</text:p>
          </table:table-cell>
          <table:table-cell table:style-name="Tabel1.A2" office:value-type="string">
            <text:p text:style-name="Standard">Program commit</text:p>
          </table:table-cell>
          <table:table-cell table:style-name="Tabel1.C2" office:value-type="string">
            <text:p text:style-name="Standard">Reprograms the chip with a downloaded program which has to reside memory, and restarts execution. If no such program exists, an error is returned.</text:p>
            <text:p text:style-name="Standard">Note – only pre-certified firmware can be committed.</text:p>
          </table:table-cell>
        </table:table-row>
        <table:table-row>
          <table:table-cell table:style-name="Tabel1.A2" office:value-type="string">
            <text:p text:style-name="Standard">ATPG</text:p>
          </table:table-cell>
          <table:table-cell table:style-name="Tabel1.A2" office:value-type="string">
            <text:p text:style-name="Standard">Program mode</text:p>
          </table:table-cell>
          <table:table-cell table:style-name="Tabel1.C2" office:value-type="string">
            <text:p text:style-name="Standard">Enters program download mode.</text:p>
            <text:p text:style-name="Standard">Note – only pre-certified firmware can be downloaded.</text:p>
          </table:table-cell>
        </table:table-row>
        <table:table-row>
          <table:table-cell table:style-name="Tabel1.A2" office:value-type="string">
            <text:p text:style-name="Standard">ATPK</text:p>
          </table:table-cell>
          <table:table-cell table:style-name="Tabel1.A2" office:value-type="string">
            <text:p text:style-name="Standard">Packet length</text:p>
          </table:table-cell>
          <table:table-cell table:style-name="Tabel1.C2" office:value-type="string">
            <text:p text:style-name="Standard">Requests / sets the maximum radio packet data length using an hexadecimal number between 1 – F0 (1 – 250 decimal) byties.</text:p>
            <text:p text:style-name="Standard">Factory Default is 0C (12 bytes)</text:p>
            <text:p text:style-name="Standard">Note:  The SRF will not receive packets that are longer than this setting, so it needs to be set on all connected SRFs.</text:p>
            <text:p text:style-name="Standard">Note: If you have a much larger packet size than you expect to send to the node then you will find that spurious packets are more frequent and therefore more packets will be dropped.</text:p>
            <text:p text:style-name="Standard"><text:span text:style-name="T14">For more details regarding the choice of packet length and time out, please refer to </text:span><text:a xlink:type="simple" xlink:href="http://openmicros.org/index.php/articles/84-xrf-basics/151-packet-length-and-timeout"><text:span text:style-name="T9">http://openmicros.org/index.php/articles/84-xrf-basics/151-packet-length-and-timeout</text:span></text:a></text:p>
          </table:table-cell>
        </table:table-row>
        <table:table-row>
          <table:table-cell table:style-name="Tabel1.A2" office:value-type="string">
            <text:p text:style-name="Standard">ATPL</text:p>
          </table:table-cell>
          <table:table-cell table:style-name="Tabel1.A2" office:value-type="string">
            <text:p text:style-name="Standard">Radio power <text:soft-page-break/>level</text:p>
          </table:table-cell>
          <table:table-cell table:style-name="Tabel1.C2" office:value-type="string">
            <text:p text:style-name="Standard">Requests / sets the power level of the radio transmitter:</text:p>
            <text:p text:style-name="Standard"><text:soft-page-break/>0 = -30 dBm</text:p>
            <text:p text:style-name="Standard">1 = -20 dBm</text:p>
            <text:p text:style-name="Standard">2 = -15 dBm</text:p>
            <text:p text:style-name="Standard">3 = -10 dBm</text:p>
            <text:p text:style-name="Standard">4 =   -5 dBm</text:p>
            <text:p text:style-name="Standard">5 =    0 dBm</text:p>
            <text:p text:style-name="Standard">6 =    5 dBm</text:p>
            <text:p text:style-name="Standard">7 =    7 dBm</text:p>
            <text:p text:style-name="Standard">8 =  10 dBm  (Factory Default)</text:p>
          </table:table-cell>
        </table:table-row>
        <table:table-row>
          <table:table-cell table:style-name="Tabel1.A2" office:value-type="string">
            <text:p text:style-name="Standard">ATRE</text:p>
          </table:table-cell>
          <table:table-cell table:style-name="Tabel1.A2" office:value-type="string">
            <text:p text:style-name="Standard">Load Factory settings</text:p>
          </table:table-cell>
          <table:table-cell table:style-name="Tabel1.C2" office:value-type="string">
            <text:p text:style-name="Standard">This command loads the Factory Configuration into Config Settings.</text:p>
            <text:p text:style-name="Standard">Note that baud rate, radio data rate and radio frequency changes (the latter two for non-certified models) will only take effect when changes are applied (ATAC). To make this a permanent change the user should save the configuration (ATWR).</text:p>
          </table:table-cell>
        </table:table-row>
        <table:table-row>
          <table:table-cell table:style-name="Tabel1.A2" office:value-type="string">
            <text:p text:style-name="Standard"/>
            <text:p text:style-name="Standard"/>
          </table:table-cell>
          <table:table-cell table:style-name="Tabel1.A2" office:value-type="string">
            <text:p text:style-name="Standard"/>
          </table:table-cell>
          <table:table-cell table:style-name="Tabel1.C2" office:value-type="string">
            <text:p text:style-name="Standard"/>
          </table:table-cell>
        </table:table-row>
        <table:table-row>
          <table:table-cell table:style-name="Tabel1.A2" office:value-type="string">
            <text:p text:style-name="Standard">ATRI</text:p>
          </table:table-cell>
          <table:table-cell table:style-name="Tabel1.A2" office:value-type="string">
            <text:p text:style-name="Standard">Set ID of node to remote program</text:p>
          </table:table-cell>
          <table:table-cell table:style-name="Tabel1.C2" office:value-type="string">
            <text:p text:style-name="Standard">Requests / sets the ID of the node to be remotely programmed, using 2 characters.</text:p>
            <text:p text:style-name="Standard">The Factory Default is "--"</text:p>
          </table:table-cell>
        </table:table-row>
        <table:table-row>
          <table:table-cell table:style-name="Tabel1.A2" office:value-type="string">
            <text:p text:style-name="Standard">ATRO</text:p>
          </table:table-cell>
          <table:table-cell table:style-name="Tabel1.A2" office:value-type="string">
            <text:p text:style-name="Standard">Serial packet timeout</text:p>
          </table:table-cell>
          <table:table-cell table:style-name="Tabel1.C2" office:value-type="string">
            <text:p text:style-name="Standard">Requests / sets the serial packet time-out in milliseconds via a hexadecimal number in the range 1 – FFFF (1 – 65535 decimal).</text:p>
            <text:p text:style-name="Standard">Factory Default is 10 (16ms)</text:p>
            <text:p text:style-name="Standard"><text:span text:style-name="T14">For more details regarding the choice of packet length and time out, please refer to </text:span><text:a xlink:type="simple" xlink:href="http://openmicros.org/index.php/articles/84-xrf-basics/151-packet-length-and-timeout"><text:span text:style-name="T9">http://openmicros.org/index.php/articles/84-xrf-basics/151-packet-length-and-timeout</text:span></text:a></text:p>
          </table:table-cell>
        </table:table-row>
        <table:table-row>
          <table:table-cell table:style-name="Tabel1.A2" office:value-type="string">
            <text:p text:style-name="Standard">ATRP</text:p>
          </table:table-cell>
          <table:table-cell table:style-name="Tabel1.A2" office:value-type="string">
            <text:p text:style-name="Standard">Enable remote programming</text:p>
          </table:table-cell>
          <table:table-cell table:style-name="Tabel1.C2" office:value-type="string">
            <text:p text:style-name="Standard">Used at the host SRF to enable remote programming:</text:p>
            <text:p text:style-name="Standard">0 – disable remote programming</text:p>
            <text:p text:style-name="Standard">1 – enable remote programming</text:p>
            <text:p text:style-name="Standard">Factory Default – 0</text:p>
          </table:table-cell>
        </table:table-row>
        <table:table-row>
          <table:table-cell table:style-name="Tabel1.A2" office:value-type="string">
            <text:p text:style-name="Standard">ATRT</text:p>
          </table:table-cell>
          <table:table-cell table:style-name="Tabel1.A2" office:value-type="string">
            <text:p text:style-name="Standard">Set Rx to Tx transition delay</text:p>
          </table:table-cell>
          <table:table-cell table:style-name="Tabel1.C2" office:value-type="string">
            <text:p text:style-name="Standard">Requests / sets the delay (in mS) used when switching the radio from receive to transmit. This should not normally be changed.</text:p>
            <text:p text:style-name="Standard">Default – 3</text:p>
          </table:table-cell>
        </table:table-row>
        <table:table-row>
          <table:table-cell table:style-name="Tabel1.A2" office:value-type="string">
            <text:p text:style-name="Standard">ATRW</text:p>
          </table:table-cell>
          <table:table-cell table:style-name="Tabel1.A2" office:value-type="string">
            <text:p text:style-name="Standard">Set remote programming timeout</text:p>
          </table:table-cell>
          <table:table-cell table:style-name="Tabel1.C2" office:value-type="string">
            <text:p text:style-name="Standard">Requests / sets the wait (in seconds) used in remote programming. If no communication is received for this time then remote programming mode is exited and any channel offset (ATRC) is removed.</text:p>
            <text:p text:style-name="Standard">Range: 1 to 10(hex). Only alter this if you are using ATRC and have problems with it timing out.</text:p>
            <text:p text:style-name="Standard">Default – 5 seconds</text:p>
          </table:table-cell>
        </table:table-row>
        <table:table-row>
          <table:table-cell table:style-name="Tabel1.A2" office:value-type="string">
            <text:p text:style-name="Standard">ATSM</text:p>
          </table:table-cell>
          <table:table-cell table:style-name="Tabel1.A2" office:value-type="string">
            <text:p text:style-name="Standard">Sleep mode</text:p>
          </table:table-cell>
          <table:table-cell table:style-name="Tabel1.C2" office:value-type="string">
            <text:p text:style-name="Standard">Sleep mode – controlled by the SLEEP pin. The SRF module will not sleep in AT command mode.</text:p>
            <text:p text:style-name="Standard">0 – no sleep, the SLEEP pin has no effect</text:p>
            <text:p text:style-name="Standard">1 – normal sleep: when the SLEEP pin is set high or un-connected the SRF will run; when the sleep pin is set low the SRF will sleep (power consumption when sleeping of around 150uA)</text:p>
            <text:p text:style-name="Standard">2 – deep sleep: when the SLEEP pin is set low the SRF will run, when the sleep pin is un-connected or set high the SRF will sleep. This is the sleep mode with the lowest sleeping power consumption (&lt;0.5uA)</text:p>
          </table:table-cell>
        </table:table-row>
        <table:table-row>
          <table:table-cell table:style-name="Tabel1.A2" office:value-type="string">
            <text:p text:style-name="Standard">ATTR</text:p>
          </table:table-cell>
          <table:table-cell table:style-name="Tabel1.A2" office:value-type="string">
            <text:p text:style-name="Standard">Set Tx to Rx transition <text:soft-page-break/>delay</text:p>
          </table:table-cell>
          <table:table-cell table:style-name="Tabel1.C2" office:value-type="string">
            <text:p text:style-name="Standard">Requests / sets the delay (in mS) used when switching the radio from transmit to receive. This should not normally be changed.</text:p>
            <text:p text:style-name="Standard"><text:soft-page-break/>Default – 0</text:p>
          </table:table-cell>
        </table:table-row>
        <table:table-row>
          <table:table-cell table:style-name="Tabel1.A2" office:value-type="string">
            <text:p text:style-name="Standard">ATVR</text:p>
          </table:table-cell>
          <table:table-cell table:style-name="Tabel1.A2" office:value-type="string">
            <text:p text:style-name="Standard">Firmware version number</text:p>
          </table:table-cell>
          <table:table-cell table:style-name="Tabel1.C2" office:value-type="string">
            <text:p text:style-name="Standard">Returns firmware revision number</text:p>
          </table:table-cell>
        </table:table-row>
        <table:table-row>
          <table:table-cell table:style-name="Tabel1.A2" office:value-type="string">
            <text:p text:style-name="Standard">ATWR</text:p>
          </table:table-cell>
          <table:table-cell table:style-name="Tabel1.A2" office:value-type="string">
            <text:p text:style-name="Standard">Write changes to flash memory</text:p>
          </table:table-cell>
          <table:table-cell table:style-name="Tabel1.C2" office:value-type="string">
            <text:p text:style-name="Standard">Save config changes to flash memory. The config changes will be preserved for the next startup.</text:p>
            <text:p text:style-name="Standard">Note that Config Flash Memory has a limited number of write cycles (around 16000), this is based upon 16 configuration slots and the CC1110 data sheet which gives a flash write cycle limit of 1000.</text:p>
          </table:table-cell>
        </table:table-row>
        <table:table-row>
          <table:table-cell table:style-name="Tabel1.A2" office:value-type="string">
            <text:p text:style-name="Standard">ATZZ</text:p>
          </table:table-cell>
          <table:table-cell table:style-name="Tabel1.A2" office:value-type="string">
            <text:p text:style-name="Standard">Support function - dump configuration</text:p>
          </table:table-cell>
          <table:table-cell table:style-name="Tabel1.C2" office:value-type="string">
            <text:p text:style-name="Standard">Dump out configuration data in hexadecimal format to aid diagnosis for support.</text:p>
          </table:table-cell>
        </table:table-row>
      </table:table>
      <text:h text:style-name="P17" text:outline-level="1"/>
      <text:p text:style-name="P13"/>
      <text:p text:style-name="P8">The following are additional commands, not supported in certified modules:</text:p>
      <table:table table:name="Tabel2" table:style-name="Tabel2">
        <table:table-column table:style-name="Tabel2.A"/>
        <table:table-column table:style-name="Tabel2.B"/>
        <table:table-column table:style-name="Tabel2.C"/>
        <table:table-row>
          <table:table-cell table:style-name="Tabel2.A1" office:value-type="string">
            <text:p text:style-name="P19">ATCH</text:p>
          </table:table-cell>
          <table:table-cell table:style-name="Tabel2.A1" office:value-type="string">
            <text:p text:style-name="P19">Frequency band</text:p>
          </table:table-cell>
          <table:table-cell table:style-name="Tabel2.C1" office:value-type="string">
            <text:p text:style-name="P19">NOT SUPPORTED IN FCC/IC/EU CERTIFIED MODELS</text:p>
            <text:p text:style-name="P19">1 – 915MHz (Factory default US &amp; Canada)</text:p>
            <text:p text:style-name="P19">2 – 903MHz</text:p>
            <text:p text:style-name="P19">3 – 868MHz</text:p>
            <text:p text:style-name="P19">4 – 433.5MHz</text:p>
            <text:p text:style-name="P19">5 – 868.3MHz (Factory default Europe)</text:p>
            <text:p text:style-name="P19">6 – 315MHz</text:p>
            <text:p text:style-name="P19">Not changed until explicitly applied (ATAC)</text:p>
          </table:table-cell>
        </table:table-row>
        <table:table-row>
          <table:table-cell table:style-name="Tabel2.A2" office:value-type="string">
            <text:p text:style-name="P19">ATCN</text:p>
          </table:table-cell>
          <table:table-cell table:style-name="Tabel2.A2" office:value-type="string">
            <text:p text:style-name="P19">Channel number</text:p>
          </table:table-cell>
          <table:table-cell table:style-name="Tabel2.C2" office:value-type="string">
            <text:p text:style-name="P19">NOT SUPPORTED IN FCC/IC/EU CERTIFIED MODELS</text:p>
            <text:p text:style-name="P19">Requests / sets the Channel Number in the range 0-FF hexadecimal (0-255 decimal); the Factory Default is ……??</text:p>
            <text:p text:style-name="P19">Not changed until explicitly applied (ATAC)</text:p>
          </table:table-cell>
        </table:table-row>
        <table:table-row>
          <table:table-cell table:style-name="Tabel2.A2" office:value-type="string">
            <text:p text:style-name="P19">ATCS</text:p>
          </table:table-cell>
          <table:table-cell table:style-name="Tabel2.A2" office:value-type="string">
            <text:p text:style-name="P19">Channel spacing</text:p>
          </table:table-cell>
          <table:table-cell table:style-name="Tabel2.C2" office:value-type="string">
            <text:p text:style-name="P19">NOT SUPPORTED IN FCC/IC/EU CERTIFIED MODELS</text:p>
            <text:p text:style-name="P19">Requests / sets the Channel Spacing in kHz in the range 1-FF hexadecimal (1-255 decimal); the Factory Default is C8 (200 decimal).</text:p>
            <text:p text:style-name="P19">Not changed until explicitly applied (ATAC)</text:p>
          </table:table-cell>
        </table:table-row>
        <table:table-row>
          <table:table-cell table:style-name="Tabel2.A2" office:value-type="string">
            <text:p text:style-name="P19">ATDR</text:p>
          </table:table-cell>
          <table:table-cell table:style-name="Tabel2.A2" office:value-type="string">
            <text:p text:style-name="P19">Data rate</text:p>
          </table:table-cell>
          <table:table-cell table:style-name="Tabel2.C2" office:value-type="string">
            <text:p text:style-name="P19">NOT SUPPORTED IN FCC/IC/EU CERTIFIED MODELS</text:p>
            <text:p text:style-name="P19">Requests / sets the radio data rate.</text:p>
            <text:p text:style-name="P19">1 – 250Kbaud (Factory Default)</text:p>
            <text:p text:style-name="P19">2 – 38.4Kbaud</text:p>
            <text:p text:style-name="P19">3 – 1.2KBaud</text:p>
            <text:p text:style-name="P19">4 – 100KBaud</text:p>
            <text:p text:style-name="P19">5 – 50KBaud</text:p>
            <text:p text:style-name="P19">Not changed until explicitly applied (ATAC)</text:p>
          </table:table-cell>
        </table:table-row>
        <table:table-row>
          <table:table-cell table:style-name="Tabel2.A2" office:value-type="string">
            <text:p text:style-name="P19">ATRC</text:p>
          </table:table-cell>
          <table:table-cell table:style-name="Tabel2.A2" office:value-type="string">
            <text:p text:style-name="P19">Set channel offset - used in remote programming</text:p>
          </table:table-cell>
          <table:table-cell table:style-name="Tabel2.C2" office:value-type="string">
            <text:p text:style-name="P19">NOT SUPPORTED IN FCC/IC/EU CERTIFIED MODELS</text:p>
            <text:p text:style-name="P19">When remotely programming this command alters the radio channel used by the number specified. This is so that the remote programming traffic can be moved to an unused channel and other radio traffic will not interfere. E.g. if the radio is set to use channel 3 (ATCN 3) and an offset of 5 has been set (ATRC 5) then during remote programming channel 8 will be used.</text:p>
            <text:p text:style-name="P19">Factory Default - 0</text:p>
          </table:table-cell>
        </table:table-row>
      </table:table>
      <text:p text:style-name="P10"><text:span text:style-name="T14"/></text:p>
      <text:p text:style-name="P10"><text:span text:style-name="T1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Verdana, Helvetica, sans-serif"/>
    <style:font-face style:name="Arial1" svg:font-family="Arial, Verdana, 'Trebuchet MS', Helvetica, sans-serif"/>
    <style:font-face style:name="OpenSymbol" svg:font-family="Open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FreeSans" style:font-size-complex="18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0:42:28</meta:creation-date>
    <dc:date>2013-12-02T20:57:07</dc:date>
    <meta:editing-duration>PT4M9S</meta:editing-duration>
    <meta:editing-cycles>3</meta:editing-cycles>
    <meta:generator>LibreOffice/3.5$Linux_x86 LibreOffice_project/350m1$Build-2</meta:generator>
    <meta:document-statistic meta:table-count="2" meta:image-count="1" meta:object-count="0" meta:page-count="7" meta:paragraph-count="235" meta:word-count="2257" meta:character-count="12097" meta:non-whitespace-character-count="10748"/>
  </office:meta>
</office:document-meta>
</file>